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office:forms form:automatic-focus="false" form:apply-design-mode="false"/>
        <draw:frame draw:style-name="gr1" draw:text-style-name="P1" draw:layer="layout" svg:width="16.962cm" svg:height="15.626cm" svg:x="1.005cm" svg:y="1.15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07-11-28T13:51:55</meta:creation-date>
    <dc:date>2017-09-19T15:29:21.435267148</dc:date>
    <meta:editing-cycles>27</meta:editing-cycles>
    <meta:editing-duration>PT1H23M28S</meta:editing-duration>
    <meta:document-statistic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3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false" chart:link-data-style-to-source="false" chart:axis-position="0"/>
      <style:graphic-properties svg:stroke-color="#b3b3b3"/>
      <style:text-properties fo:font-size="14pt" style:font-size-asian="14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20pt" style:font-size-asian="20pt" style:font-size-complex="9pt"/>
    </style:style>
    <style:style style:name="ch6" style:family="chart" style:data-style-name="N0">
      <style:chart-properties chart:symbol-type="named-symbol" chart:symbol-name="circle" chart:symbol-width="0.25cm" chart:symbol-height="0.25cm" chart:link-data-style-to-source="true" chart:data-label-number="none" chart:data-label-text="true" chart:data-label-symbol="false"/>
      <style:graphic-properties draw:stroke="none" svg:stroke-width="0.08cm" svg:stroke-color="#000000" draw:fill-color="#000000" dr3d:edge-rounding="5%"/>
      <style:text-properties fo:font-size="20pt" style:font-size-asian="2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963cm" svg:height="15.627cm" xlink:href="." xlink:type="simple" chart:class="chart:scatter" chart:style-name="ch1">
        <chart:plot-area chart:style-name="ch2" chart:data-source-has-labels="both" svg:x="0.339cm" svg:y="1.843cm" svg:width="14.764cm" svg:height="13.472cm">
          <chartooo:coordinate-region svg:x="0.564cm" svg:y="2.122cm" svg:width="14.392cm" svg:height="12.915cm"/>
          <chart:axis chart:dimension="x" chart:name="primary-x" chart:style-name="ch3" chartooo:axis-type="auto">
            <chart:categories table:cell-range-address="local-table.$A$2:.$A$13"/>
          </chart:axis>
          <chart:axis chart:dimension="x" chart:name="secondary-x" chart:style-name="ch4">
            <chart:title svg:x="7.197cm" svg:y="0.313cm" chart:style-name="ch5">
              <text:p>Im</text:p>
            </chart:title>
          </chart:axis>
          <chart:axis chart:dimension="y" chart:name="primary-y" chart:style-name="ch3"/>
          <chart:axis chart:dimension="y" chart:name="secondary-y" chart:style-name="ch4">
            <chart:title svg:x="15.443cm" svg:y="7.97cm" chart:style-name="ch5">
              <text:p>Re</text:p>
            </chart:title>
          </chart:axis>
          <chart:series chart:attached-axis="primary-y" chart:style-name="ch6" chart:values-cell-range-address="local-table.$C$2:.$C$13" chart:label-cell-address="local-table.$C$1" chart:class="chart:scatter">
            <chart:domain table:cell-range-address="local-table.$B$2:.$B$13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Im[Z]</text:p>
              </table:table-cell>
            </table:table-row>
          </table:table-header-rows>
          <table:table-rows>
            <table:table-row>
              <table:table-cell office:value-type="string">
                <text:p>z(5) </text:p>
              </table:table-cell>
              <table:table-cell office:value-type="float" office:value="-3.53553390593274">
                <text:p>-3.53553390593274</text:p>
              </table:table-cell>
              <table:table-cell office:value-type="float" office:value="-3.53553390593274">
                <text:p>-3.53553390593274</text:p>
              </table:table-cell>
            </table:table-row>
            <table:table-row>
              <table:table-cell office:value-type="string">
                <text:p>z(0)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(1) 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7">
                <text:p>0.707106781186547</text:p>
              </table:table-cell>
            </table:table-row>
            <table:table-row>
              <table:table-cell office:value-type="string">
                <text:p>z(2) 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z(3) </text:p>
              </table:table-cell>
              <table:table-cell office:value-type="float" office:value="-2.12132034355964">
                <text:p>-2.12132034355964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z(4) </text:p>
              </table:table-cell>
              <table:table-cell office:value-type="float" office:value="-4">
                <text:p>-4</text:p>
              </table:table-cell>
              <table:table-cell office:value-type="float" office:value="4.89858719658941E-016">
                <text:p>4.89858719658941E-0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.53553390593274">
                <text:p>-3.53553390593274</text:p>
              </table:table-cell>
              <table:table-cell office:value-type="float" office:value="-3.53553390593274">
                <text:p>-3.535533905932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